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7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65cm" fo:min-width="18.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6cm" svg:height="2cm" svg:x="2.096cm" svg:y="7.418cm">
          <text:p text:style-name="P1"><text:span text:style-name="T1">Image Process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7.6cm" svg:height="2cm" svg:x="6.7cm" svg:y="3.9cm">
          <text:p text:style-name="P1">Decision Making System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6cm" svg:height="1.9cm" svg:x="10.7cm" svg:y="10.8cm">
          <text:p text:style-name="P1">Traffic Control System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6cm" svg:height="1.9cm" svg:x="2.1cm" svg:y="10.8cm">
          <text:p text:style-name="P1">Real Time Images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6cm" svg:height="1.9cm" svg:x="10.7cm" svg:y="7.4cm">
          <text:p text:style-name="P1">Execution Syste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9cm" svg:y1="10.8cm" svg:x2="5.896cm" svg:y2="9.418cm" draw:start-shape="id1" draw:start-glue-point="0" draw:end-shape="id2" draw:end-glue-point="2" svg:d="M5900 10800v-691h-4v-691" svg:viewBox="0 0 5 1383">
          <text:p/>
        </draw:connector>
        <draw:connector draw:style-name="gr3" draw:text-style-name="P4" draw:layer="layout" svg:x1="14.3cm" svg:y1="4.9cm" svg:x2="18.3cm" svg:y2="8.35cm" draw:start-shape="id3" draw:start-glue-point="1" draw:end-shape="id4" svg:d="M14300 4900h4501v3450h-501" svg:viewBox="0 0 4502 3451">
          <text:p/>
        </draw:connector>
        <draw:custom-shape draw:style-name="gr4" draw:text-style-name="P5" draw:layer="layout" svg:width="19cm" svg:height="10.9cm" svg:x="1cm" svg:y="3.3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096cm" svg:y1="8.418cm" svg:x2="6.7cm" svg:y2="4.9cm" draw:start-shape="id2" draw:start-glue-point="3" draw:end-shape="id3" draw:end-glue-point="3" svg:d="M2096 8418h-501v-3518h5105" svg:viewBox="0 0 5106 3519">
          <text:p/>
        </draw:connector>
        <draw:connector draw:style-name="gr3" draw:text-style-name="P4" draw:layer="layout" svg:x1="14.5cm" svg:y1="9.3cm" svg:x2="14.5cm" svg:y2="10.8cm" draw:start-shape="id4" draw:start-glue-point="2" draw:end-shape="id5" draw:end-glue-point="0" svg:d="M14500 93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14T11:10:58.281350576</meta:creation-date>
    <dc:date>2017-04-14T11:36:09.519428453</dc:date>
    <dc:creator>Srikanth Pisharody</dc:creator>
    <meta:editing-duration>PT24M23S</meta:editing-duration>
    <meta:editing-cycles>8</meta:editing-cycles>
    <meta:generator>LibreOffice/5.0.3.2$Linux_X86_64 LibreOffice_project/00m0$Build-2</meta:generator>
    <meta:document-statistic meta:object-count="10"/>
  </office:meta>
</office:document-meta>
</file>